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15" style:family="paragraph" style:parent-style-name="Texte_20_de_20_saisie">
      <style:text-properties style:font-name="Arial1" fo:font-size="11pt" style:font-size-asian="11pt" style:font-size-complex="11pt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margin-top="0cm" fo:margin-bottom="0.499cm" fo:text-align="justify" style:justify-single-word="false"/>
    </style:style>
    <style:style style:name="P19" style:family="paragraph" style:parent-style-name="Text_20_body">
      <style:paragraph-properties fo:margin-left="0cm" fo:margin-right="0cm" fo:margin-top="0cm" fo:margin-bottom="0.499cm" fo:text-align="justify" style:justify-single-word="false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.499cm" fo:text-align="justify" style:justify-single-word="false" fo:text-indent="0cm" style:auto-text-indent="false"/>
      <style:text-properties style:use-window-font-color="true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P21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22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23" style:family="paragraph" style:parent-style-name="Prénom_20_NOM">
      <style:paragraph-properties fo:margin-left="0cm" fo:margin-right="0cm" fo:text-indent="0cm" style:auto-text-indent="false"/>
      <style:text-properties style:font-name="Arial1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26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style:font-name-complex="Arial1"/>
    </style:style>
    <style:style style:name="T7" style:family="text">
      <style:text-properties style:font-name="Arial" fo:font-size="11pt"/>
    </style:style>
    <style:style style:name="T8" style:family="text">
      <style:text-properties style:font-name="Arial"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nonrespectsanctionep93_rgpassage"/>
        <text:user-field-decl office:value-type="string" office:string-value="" text:name="structurereferente_typeorient_id"/>
        <text:user-field-decl office:value-type="float" office:value="0" text:name="decisionprecedente_impressiondecision"/>
        <text:user-field-decl office:value-type="string" office:string-value="" text:name="passagecommissionep_impressiondecision"/>
        <text:user-field-decl office:value-type="string" office:string-value="" text:name="passagecommissionepprecedent_impressiondecis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6"/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14"/>
            </table:table-cell>
            <table:table-cell table:style-name="Tableau1.B1" office:value-type="string">
              <text:p text:style-name="P13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5">Réf.: <text:span text:style-name="T3">DPAS/SIS/</text:span><text:span text:style-name="T3">BADA/SUSPENSION/</text:span><text:span text:style-name="T3"><text:date style:data-style-name="N106" text:date-value="2015-02-11T17:06:51.52">2015</text:date></text:span></text:p>
              <text:p text:style-name="P5"><text:span text:style-name="T2"><text:s text:c="9"/>Matricule CAF : </text:span><text:span text:style-name="T2"><text:user-field-get text:name="dossier_matricule"/></text:span></text:p>
              <text:p text:style-name="P5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2">Bobigny, le <text:date style:data-style-name="N36" text:date-value="2015-02-11T17:06:51.52">11/02/2015</text:date></text:p>
            </table:table-cell>
            <table:table-cell table:style-name="Tableau1.B3" office:value-type="string">
              <text:p text:style-name="P7"><text:user-field-get text:name="adresse_numvoie"/> <text:span text:style-name="T5"><text:user-field-get text:name="adresse_typevoie"/></text:span><text:span text:style-name="T5"> </text:span><text:span text:style-name="T4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section text:style-name="Sect1" text:name="Section1">
          <text:p text:style-name="P9"/>
          <text:p text:style-name="P9"/>
          <text:p text:style-name="P3"><text:user-field-get text:name="personne_qual"/>,</text:p>
          <text:p text:style-name="P3"/>
          <text:p text:style-name="P25"><text:span text:style-name="T6">Dans mon courrier du </text:span><text:span text:style-name="T6"><text:user-field-get text:name="passagecommissionepprecedent_impressiondecision"/></text:span><text:span text:style-name="T6">, </text:span><text:span text:style-name="T8">je vous informais de la décision du Président du Conseil général de réduire votre allocation de Revenu de Solidarité Active (RSA) de 100 €, en raison de l’absence de démarches d’insertion de votre part.</text:span><text:span text:style-name="T6"> </text:span></text:p>
          <text:p text:style-name="P4"/>
          <text:section text:style-name="Sect1" text:name="PE" text:condition="ooow:structurereferente_typeorient_id != &quot;3&quot;" text:is-hidden="true" text:display="condition">
            <text:p text:style-name="P20">Je vous invitais également à signer dans les plus brefs délais un Projet Personnalisé d’Accès à l’Emploi (PPAE), et vous indiquais qu’à défaut, votre dossier repasserait en commission et que vous vous exposeriez à une suspension de votre RSA.</text:p>
            <text:p text:style-name="P20"/>
          </text:section>
          <text:section text:style-name="Sect1" text:name="PDV SS" text:condition="ooow:structurereferente_typeorient_id == &quot;3&quot;" text:is-hidden="true">
            <text:p text:style-name="P19">Je vous invitais également à signer dans les plus brefs délais un Contrat d’Engagement Réciproque (CER), et vous indiquais qu’à défaut, votre dossier repasserait en commission et que vous vous exposeriez à une suspension de votre RSA.</text:p>
            <text:p text:style-name="P18">Cependant, à ce jour, je n’ai reçu aucun CER vous concernant.</text:p>
          </text:section>
          <text:p text:style-name="P18"><text:span text:style-name="T7">Par conséquent, votre situation va être soumise à la réunion de l’Equipe Pluridisciplinaire (EP) qui se réunira le </text:span><text:s/><text:user-field-get style:data-style-name="N79" text:name="commissionep_dateseance">samedi 30 décembre 1899</text:user-field-get> à <text:user-field-get text:name="commissionep_dateseance_time"/> à  l'adresse suivante:</text:p>
          <text:p text:style-name="P21"/>
          <text:p text:style-name="P22"><text:user-field-get text:name="commissionep_lieuseance"/></text:p>
          <text:p text:style-name="P10"><text:user-field-get text:name="commissionep_adresseseance"/></text:p>
          <text:p text:style-name="P10"><text:user-field-get text:name="commissionep_codepostalseance"/> <text:user-field-get text:name="commissionep_villeseance"/></text:p>
          <text:p text:style-name="P10"/>
          <text:p text:style-name="P11">Je vous rappelle que vous pourrez être <text:conditional-text text:condition="ooow:personne_qual==&quot;Monsieur&quot;" text:string-value-if-true="entendu" text:string-value-if-false="entendue" text:current-value="true">entendue</text:conditional-text> par l’équipe pluridisciplinaire si vous le souhaitez et vous faire accompagner d’une personne de votre choix.</text:p>
          <text:p text:style-name="P11"/>
          <text:p text:style-name="P17">Toutefois, si vous venez de conclure un CER ou que vous disposez d'un Projet Personnalisé d'Accès à l'Emploi en cours de validité, votre situation est régularisée et vous ne devez pas tenir compte de ce courrier.</text:p>
          <text:p text:style-name="P11"/>
          <text:p text:style-name="P16"><text:span text:style-name="T6">Je vous prie d’agréer, </text:span><text:span text:style-name="T6"><text:user-field-get text:name="personne_qual"/></text:span><text:span text:style-name="T6">, l’expression de mes salutations distinguées.</text:span></text:p>
          <text:p text:style-name="P15"/>
          <text:p text:style-name="P23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5-02-11T17:06:51.46</dc:date>
    <meta:editing-duration>PT07H26M18S</meta:editing-duration>
    <meta:editing-cycles>132</meta:editing-cycles>
    <meta:generator>OpenOffice.org/3.2$Win32 OpenOffice.org_project/320m12$Build-9483</meta:generator>
    <meta:printed-by>linda baitech</meta:printed-by>
    <meta:print-date>2013-07-29T11:15:18.49</meta:print-date>
    <meta:document-statistic meta:table-count="1" meta:image-count="0" meta:object-count="0" meta:page-count="1" meta:paragraph-count="19" meta:word-count="202" meta:character-count="1293"/>
  </office:meta>
</office:document-meta>
</file>